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5"><draw:g text:anchor-type="paragraph" draw:z-index="1" draw:style-name="gr1"><draw:circle draw:style-name="gr2" draw:text-style-name="P6" svg:width="0.662cm" svg:height="0.662cm" svg:x="7.484cm" svg:y="1.074cm"><text:p text:style-name="P6">a</text:p></draw:circle><draw:circle draw:style-name="gr2" draw:text-style-name="P6" svg:width="0.662cm" svg:height="0.662cm" svg:x="9.959cm" svg:y="1.035cm"><text:p text:style-name="P6">b</text:p></draw:circle><draw:circle draw:style-name="gr2" draw:text-style-name="P6" svg:width="0.662cm" svg:height="0.662cm" svg:x="6.066cm" svg:y="2.982cm"><text:p text:style-name="P6">c</text:p></draw:circle><draw:circle draw:style-name="gr2" draw:text-style-name="P6" svg:width="0.662cm" svg:height="0.662cm" svg:x="8.2cm" svg:y="2.944cm"><text:p text:style-name="P6">d</text:p></draw:circle><draw:circle draw:style-name="gr2" draw:text-style-name="P6" svg:width="0.662cm" svg:height="0.662cm" svg:x="9.939cm" svg:y="2.944cm"><text:p text:style-name="P6">e</text:p></draw:circle><draw:circle draw:style-name="gr2" draw:text-style-name="P6" svg:width="0.662cm" svg:height="0.662cm" svg:x="12.073cm" svg:y="2.905cm"><text:p text:style-name="P6">f</text:p></draw:circle><draw:circle draw:style-name="gr2" draw:text-style-name="P6" svg:width="0.662cm" svg:height="0.662cm" svg:x="6.048cm" svg:y="5.194cm"><text:p text:style-name="P6">g</text:p></draw:circle><draw:circle draw:style-name="gr2" draw:text-style-name="P6" svg:width="0.662cm" svg:height="0.662cm" svg:x="8.182cm" svg:y="5.155cm"><text:p text:style-name="P6">h</text:p></draw:circle><draw:circle draw:style-name="gr2" draw:text-style-name="P6" svg:width="0.662cm" svg:height="0.662cm" svg:x="9.922cm" svg:y="5.155cm"><text:p text:style-name="P6">i</text:p></draw:circle><draw:circle draw:style-name="gr2" draw:text-style-name="P6" svg:width="0.662cm" svg:height="0.662cm" svg:x="12.056cm" svg:y="5.117cm"><text:p text:style-name="P6">j</text:p></draw:circle><draw:circle draw:style-name="gr2" draw:text-style-name="P6" svg:width="0.662cm" svg:height="0.662cm" svg:x="6.879cm" svg:y="7.14cm"><text:p text:style-name="P6">k</text:p></draw:circle><draw:circle draw:style-name="gr2" draw:text-style-name="P6" svg:width="0.662cm" svg:height="0.662cm" svg:x="9.013cm" svg:y="7.101cm"><text:p text:style-name="P6">l</text:p></draw:circle><draw:circle draw:style-name="gr2" draw:text-style-name="P6" svg:width="0.662cm" svg:height="0.662cm" svg:x="10.752cm" svg:y="7.101cm"><text:p text:style-name="P6">m</text:p></draw:circle></draw:g><draw:path text:anchor-type="paragraph" draw:z-index="2" draw:style-name="gr3" draw:text-style-name="P6" svg:width="1.736cm" svg:height="0.252cm" draw:transform="rotate (-2.3561944901919) translate (7.78845138888716cm 1.81063194444216cm)" svg:viewBox="0 0 1737 253" svg:d="m0-30776c273 51 528-74 788-120 241-42 484-127 735-93l214-28"><text:p/></draw:path><draw:path text:anchor-type="paragraph" draw:z-index="3" draw:style-name="gr3" draw:text-style-name="P6" svg:width="1.486cm" svg:height="0.283cm" draw:transform="rotate (-1.35751709220093) translate (8.12345250964936cm 1.61732146593013cm)" svg:viewBox="0 0 1487 284" svg:d="m0-20859c220-1 436-81 658-89 219-7 389-130 605-119l224-49-32-27"><text:p/></draw:path><draw:path text:anchor-type="paragraph" draw:z-index="4" draw:style-name="gr3" draw:text-style-name="P6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6" svg:width="4.279cm" svg:height="0.28cm" draw:transform="rotate (2.78537095325722) translate (12.004203847162cm 3.24479237329386cm)" svg:viewBox="0 0 4280 281" svg:d="m0-8587c215 57 406-83 613-87 217-4 433-111 645-58 228 57 435 47 667 114 223 63 465 0 694 24 208 21 418 11 623 50 204 39 413 23 618 33l197-12 216 40 7 18"><text:p/></draw:path><draw:path text:anchor-type="paragraph" draw:z-index="6" draw:style-name="gr3" draw:text-style-name="P6" svg:width="2.131cm" svg:height="0.289cm" draw:transform="rotate (-0.889245253890943) translate (10.8296255959608cm 1.3448991473256cm)" svg:viewBox="0 0 2132 290" svg:d="m0-12511c294-52 583-144 880-185 242-34 492 26 740 17l278-43 221-63 13-15"><text:p/></draw:path><draw:path text:anchor-type="paragraph" draw:z-index="7" draw:style-name="gr3" draw:text-style-name="P6" svg:width="3.705cm" svg:height="0.489cm" draw:transform="rotate (0.52063171586981) translate (6.61634722222222cm 3.01977777777778cm)" svg:viewBox="0 0 3706 490" svg:d="m0 29743c218 31 438 3 658 30 202 24 405 57 606 85 205 28 406 72 612 111s413 56 622 52 423 35 630 78c191 40 385 91 578 134v0"><text:p/></draw:path><draw:path text:anchor-type="paragraph" draw:z-index="8" draw:style-name="gr3" draw:text-style-name="P6" svg:width="1.506cm" svg:height="0.261cm" draw:transform="rotate (1.40062672472519) translate (6.09327669682815cm 5.12906988808225cm)" svg:viewBox="0 0 1507 262" svg:d="m0 25855c221-13 438-57 649-131 184-64 386-66 577-99l186-32 95 3"><text:p/></draw:path><draw:path text:anchor-type="paragraph" draw:z-index="9" draw:style-name="gr3" draw:text-style-name="P6" svg:width="1.461cm" svg:height="0.453cm" draw:transform="rotate (1.25838239068767) translate (8.0754073388222cm 5.01637032914904cm)" svg:viewBox="0 0 1462 454" svg:d="m0 32540c239 1 455-113 678-180 192-57 384-124 575-186l174-76 35-12"><text:p/></draw:path><draw:path text:anchor-type="paragraph" draw:z-index="10" draw:style-name="gr3" draw:text-style-name="P6" svg:width="2.149cm" svg:height="0.128cm" draw:transform="rotate (2.28795211643893) translate (10.1135828284359cm 5.21845375974973cm)" svg:viewBox="0 0 2150 129" svg:d="m0 5553c318 27 624-76 931-117 238-32 459 47 687 73l254-4 238-42 40-17"><text:p/></draw:path><draw:path text:anchor-type="paragraph" draw:z-index="11" draw:style-name="gr3" draw:text-style-name="P6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6" svg:width="3.733cm" svg:height="0.234cm" draw:transform="rotate (0.454309204294038) translate (6.59802896363016cm 5.13236900370645cm)" svg:viewBox="0 0 3734 235" svg:d="m0 33074c257 41 517 15 769-23 246-36 487-113 735-126 239-12 485-36 726-24 215 11 428-48 641-22 221 26 439-33 660-16l203 17v0"><text:p/></draw:path><draw:path text:anchor-type="paragraph" draw:z-index="13" draw:style-name="gr3" draw:text-style-name="P6" svg:width="2.346cm" svg:height="0.483cm" draw:transform="rotate (2.62096093771939) translate (12.2114027777778cm 5.15584722222222cm)" svg:viewBox="0 0 2347 484" svg:d="m0-5372c273 4 535 110 803 107 261-4 481 143 728 170 249 27 450 246 713 179l103 28"><text:p/></draw:path><draw:path text:anchor-type="paragraph" draw:z-index="14" draw:style-name="gr3" draw:text-style-name="P6" svg:width="1.441cm" svg:height="0.259cm" draw:transform="rotate (2.23402144255232) translate (7.05430838238716cm 7.18926309564429cm)" svg:viewBox="0 0 1442 260" svg:d="m0 286c254-37 514-22 758 41 197 51 386 139 587 170l97 29"><text:p/></draw:path><draw:path text:anchor-type="paragraph" draw:z-index="15" draw:style-name="gr3" draw:text-style-name="P6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6" svg:width="1.39cm" svg:height="0.436cm" draw:transform="rotate (2.3561944901919) translate (10.9386005295329cm 7.14655224824487cm)" svg:viewBox="0 0 1391 437" svg:d="m0 1216c243-34 501 27 696 187 166 136 392 175 601 200l94 41"><text:p/></draw:path><draw:path text:anchor-type="paragraph" draw:z-index="17" draw:style-name="gr3" draw:text-style-name="P6" svg:width="4.904cm" svg:height="0.601cm" draw:transform="rotate (0.200887396904509) translate (7.36594315098784cm 6.66381238790412cm)" svg:viewBox="0 0 4905 602" svg:d="m0 33440c252 10 481-82 733-101 216-16 428-86 642-121s436-25 650-61 436-19 648-60c195-39 396-47 594-72 212-26 428-23 640-24 217-2 424-55 635-84l200-35 163-44"><text:p/></draw:path><draw:path text:anchor-type="paragraph" draw:z-index="18" draw:style-name="gr3" draw:text-style-name="P6" svg:width="2.899cm" svg:height="0.921cm" draw:transform="rotate (0.7853981633973) translate (9.56556944444444cm 7.17726388888889cm)" svg:viewBox="0 0 2900 922" svg:d="m0 41120c246 33 464 159 695 240 203 72 393 144 575 254 202 122 408 108 613 214 205 105 458 59 669 160l227 40 121 13"><text:p/></draw:path></text:p></draw:text-box></draw:frame></text:p>
      <text:p text:style-name="Text_20_body"/>
      <text:h text:style-name="P1" text:outline-level="1"/>
      <text:h text:style-name="P2" text:outline-level="1">Basic Definitions</text:h>
      <text:h text:style-name="Heading_20_2" text:outline-level="2">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</text:p>
      <text:p text:style-name="Code">E = [ <text:s/>[('a','c'), ('a','d'), ('a','e'), ('a','f'), ('b','c'), ('b','f') ],</text:p>
      <text:p text:style-name="Code"><text:s text:c="7"/>[('c','g'), ('d','h'), ('d','i'), ('d','j'), ('e','g'), ('e','j') ],</text:p>
      <text:p text:style-name="Code"><text:s text:c="7"/>[('g','k'), ('i','k'), ('i','m'), ('j','k'), ('j','l') ]</text:p>
      <text:p text:style-name="Code"><text:s text:c="4"/>]</text:p>
      <text:p text:style-name="Code"/>
      <text:p text:style-name="Code">levels <text:s/>= len(V)</text:p>
      <text:h text:style-name="P3" text:outline-level="2"/>
      <text:h text:style-name="P4" text:outline-level="2">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</text:p>
      <text:p text:style-name="Code">for i in xrange(levels-1):</text:p>
      <text:p text:style-name="Code"><text:s text:c="4"/>m_shape = ( len( V[i] ), len( V[i+1] ) )</text:p>
      <text:p text:style-name="Code"><text:s text:c="4"/>m = zeros( m_shape )</text:p>
      <text:p text:style-name="Code"><text:s text:c="3"/></text:p>
      <text:p text:style-name="Code"><text:s text:c="4"/>for e in E[i]:</text:p>
      <text:p text:style-name="Code"><text:s text:c="8"/>row = V[i].index( e[0] )</text:p>
      <text:p text:style-name="Code"><text:s text:c="8"/>col = V[i+1].index( e[1] )</text:p>
      <text:p text:style-name="Code"><text:s text:c="8"/>m[row][col] = 1</text:p>
      <text:p text:style-name="Code"><text:s text:c="4"/>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Text_20_body"><text:span text:style-name="T4"/></text:p>
      <text:h text:style-name="Heading_20_2" text:outline-level="2">The Number of Crossings of n-Level Hierarchie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05:35:09</dc:date>
    <dc:creator>marty </dc:creator>
    <meta:editing-duration>PT03H00M09S</meta:editing-duration>
    <meta:editing-cycles>16</meta:editing-cycles>
    <meta:generator>OpenOffice.org/3.2$Unix OpenOffice.org_project/320m12$Build-9483</meta:generator>
    <meta:document-statistic meta:table-count="0" meta:image-count="0" meta:object-count="5" meta:page-count="3" meta:paragraph-count="40" meta:word-count="310" meta:character-count="1804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